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38.51pt"/>
    </style:style>
    <style:style style:name="co8" style:family="table-column">
      <style:table-column-properties fo:break-before="auto" style:column-width="144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 M8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otpegs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cometkartsales.com/-219-Black-Sprocket-One-Piece.html" xlink:type="simple">https://cometkartsales.com/-219-Black-Sprocket-One-Piece.html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/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Brake disc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a xlink:href="https://www.amazon.com/dp/B072JT9VH9/ref=twister_B072QBZZDD?_encoding=UTF8&amp;psc=1" xlink:type="simple">https://www.amazon.com/dp/B072JT9VH9/ref=twister_B072QBZZDD?_encoding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ts M5x2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wingArm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Bolt 12.9 M10x200mm</text:p>
          </table:table-cell>
          <table:table-cell table:number-columns-repeated="4"/>
          <table:table-cell office:value-type="string" calcext:value-type="string">
            <text:p>axle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table:number-columns-repeated="5"/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</text:p>
          </table:table-cell>
          <table:table-cell table:number-columns-repeated="5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x1.4 inch moto r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 200mm spokes</text:p>
          </table:table-cell>
          <table:table-cell table:number-columns-repeated="5"/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36 5/32 inch washers</text:p>
          </table:table-cell>
          <table:table-cell table:number-columns-repeated="5"/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table:number-columns-repeated="5"/>
          <table:table-cell office:value-type="string" calcext:value-type="string">
            <text:p>https://www.shinkotireusa.com/product/sr241-series/2119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4:30:51.9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01-27T14:33:01.231000000</dc:date>
    <meta:editing-duration>PT5H20M27S</meta:editing-duration>
    <meta:editing-cycles>10</meta:editing-cycles>
    <meta:generator>LibreOffice/5.0.3.2$Windows_x86 LibreOffice_project/e5f16313668ac592c1bfb310f4390624e3dbfb75</meta:generator>
    <meta:document-statistic meta:table-count="1" meta:cell-count="199" meta:object-count="0"/>
  </office:meta>
</office:document-meta>
</file>